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0.379cm"/>
      <style:text-properties style:font-name="Courier New" fo:font-size="10pt" fo:language="fi" fo:country="FI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0.379cm"/>
      <style:text-properties style:font-name="Courier New" fo:font-size="10pt" fo:language="fi" fo:country="FI" fo:font-weight="bold" officeooo:paragraph-rsid="000f7e7d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0.379cm"/>
      <style:text-properties style:font-name="Courier New" fo:font-size="10pt" fo:language="fi" fo:country="FI" fo:font-weight="bold" officeooo:paragraph-rsid="0016004b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0.379cm" fo:break-before="page"/>
      <style:text-properties style:font-name="Courier New" fo:font-size="10pt" fo:language="fi" fo:country="FI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fo:language="zxx" fo:country="none" fo:font-weight="bold" officeooo:paragraph-rsid="001942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style:paragraph-properties fo:line-height="0.379cm" fo:break-before="page"/>
      <style:text-properties style:font-name="Courier New" fo:font-size="10pt" fo:language="fi" fo:country="FI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0.379cm"/>
      <style:text-properties style:font-name="Courier New" fo:font-size="10pt" fo:language="fi" fo:country="FI" fo:font-weight="bold" officeooo:paragraph-rsid="001ba546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0.379cm" fo:break-before="page"/>
      <style:text-properties style:font-name="Courier New" fo:font-size="10pt" fo:language="fi" fo:country="FI" fo:font-weight="bold" officeooo:paragraph-rsid="001ba546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0.379cm"/>
      <style:text-properties style:font-name="Courier New" fo:font-size="10pt" fo:language="fi" fo:country="FI" fo:font-weight="bold" officeooo:paragraph-rsid="001ba546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0.379cm"/>
      <style:text-properties style:font-name="Courier New" fo:font-size="10pt" fo:language="fi" fo:country="FI" fo:font-weight="bold" officeooo:paragraph-rsid="001bd0c1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0cd947"/>
    </style:style>
    <style:style style:name="T2" style:family="text">
      <style:text-properties officeooo:rsid="000cd947" fo:background-color="#ff0000" loext:char-shading-value="0"/>
    </style:style>
    <style:style style:name="T3" style:family="text">
      <style:text-properties officeooo:rsid="000d954c" fo:background-color="#ff0000" loext:char-shading-value="0"/>
    </style:style>
    <style:style style:name="T4" style:family="text">
      <style:text-properties officeooo:rsid="000e4678" fo:background-color="#ff0000" loext:char-shading-value="0"/>
    </style:style>
    <style:style style:name="T5" style:family="text">
      <style:text-properties officeooo:rsid="0013c815" fo:background-color="#ff0000" loext:char-shading-value="0"/>
    </style:style>
    <style:style style:name="T6" style:family="text">
      <style:text-properties officeooo:rsid="001534a3" fo:background-color="#ff0000" loext:char-shading-value="0"/>
    </style:style>
    <style:style style:name="T7" style:family="text">
      <style:text-properties officeooo:rsid="001557f0" fo:background-color="#ff0000" loext:char-shading-value="0"/>
    </style:style>
    <style:style style:name="T8" style:family="text">
      <style:text-properties officeooo:rsid="0016004b" fo:background-color="#ff0000" loext:char-shading-value="0"/>
    </style:style>
    <style:style style:name="T9" style:family="text">
      <style:text-properties officeooo:rsid="0013c815"/>
    </style:style>
    <style:style style:name="T10" style:family="text">
      <style:text-properties officeooo:rsid="0016004b"/>
    </style:style>
    <style:style style:name="T11" style:family="text">
      <style:text-properties officeooo:rsid="0017e753" fo:background-color="#2a6099" loext:char-shading-value="0"/>
    </style:style>
    <style:style style:name="T12" style:family="text">
      <style:text-properties officeooo:rsid="0019df91" fo:background-color="#2a6099" loext:char-shading-value="0"/>
    </style:style>
    <style:style style:name="T13" style:family="text">
      <style:text-properties officeooo:rsid="0019df91"/>
    </style:style>
    <style:style style:name="T14" style:family="text">
      <style:text-properties officeooo:rsid="000e4678"/>
    </style:style>
    <style:style style:name="T15" style:family="text">
      <style:text-properties officeooo:rsid="001534a3"/>
    </style:style>
    <style:style style:name="T16" style:family="text">
      <style:text-properties officeooo:rsid="001557f0"/>
    </style:style>
    <style:style style:name="T17" style:family="text">
      <style:text-properties officeooo:rsid="000d95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&lt;?xml version="1.0" encoding="UTF-8"?&gt;</text:p>
      <text:p text:style-name="P9">&lt;!DOCTYPE plist PUBLIC "-//Apple Computer//DTD PLIST 1.0//EN" "http://www.apple.com…"&gt;</text:p>
      <text:p text:style-name="P9">&lt;plist version="1.0"&gt;</text:p>
      <text:p text:style-name="P9"><text:span text:style-name="T1"><text:s text:c="4"/></text:span>&lt;dict&gt;</text:p>
      <text:p text:style-name="P9"><text:span text:style-name="T1"><text:s text:c="3"/></text:span><text:s text:c="5"/>&lt;key&gt;$top&lt;/key&gt;</text:p>
      <text:p text:style-name="P9"><text:span text:style-name="T1"><text:s text:c="3"/></text:span><text:s text:c="5"/>&lt;dict&gt;</text:p>
      <text:p text:style-name="P9"><text:span text:style-name="T1"><text:s text:c="3"/></text:span><text:s text:c="9"/>&lt;key&gt;root&lt;/key&gt;</text:p>
      <text:p text:style-name="P9"/>
      <text:p text:style-name="P9"/>
      <text:p text:style-name="P9"><text:span text:style-name="T13"><text:s text:c="9"/></text:span><text:s text:c="3"/>&lt;dict&gt;</text:p>
      <text:p text:style-name="P9"><text:span text:style-name="T14"><text:s text:c="3"/></text:span><text:s text:c="13"/>&lt;key&gt;NS.keys&lt;/key&gt;</text:p>
      <text:p text:style-name="P9"><text:span text:style-name="T14"><text:s text:c="3"/></text:span><text:s text:c="13"/>&lt;array&gt;</text:p>
      <text:p text:style-name="P9"><text:span text:style-name="T15"><text:s text:c="3"/></text:span><text:s/><text:span text:style-name="T13"><text:s text:c="5"/></text:span><text:s text:c="11"/>&lt;string&gt;name&lt;/string&gt;</text:p>
      <text:p text:style-name="P9"><text:span text:style-name="T15"><text:s text:c="3"/></text:span><text:s/><text:span text:style-name="T13"><text:s text:c="5"/></text:span><text:s text:c="11"/>&lt;string&gt;assetcatalog-reference&lt;/string&gt;</text:p>
      <text:p text:style-name="P9"><text:span text:style-name="T14"><text:s text:c="3"/></text:span><text:s text:c="13"/>&lt;/array&gt;</text:p>
      <text:p text:style-name="P9"><text:span text:style-name="T14"><text:s text:c="3"/></text:span><text:s text:c="13"/>&lt;key&gt;NS.objects&lt;/key&gt;</text:p>
      <text:p text:style-name="P9"><text:span text:style-name="T9"><text:s text:c="3"/></text:span><text:s text:c="13"/>&lt;array&gt;</text:p>
      <text:p text:style-name="P9"><text:span text:style-name="T15"><text:s text:c="3"/></text:span><text:span text:style-name="T9"><text:s/></text:span><text:span text:style-name="T13"><text:s text:c="5"/></text:span><text:span text:style-name="T9"><text:s text:c="10"/>&lt;string&gt;icon&lt;/string&gt;</text:span></text:p>
      <text:p text:style-name="P9"><text:span text:style-name="T16"><text:s text:c="11"/></text:span><text:s/><text:span text:style-name="T13"><text:s text:c="4"/></text:span><text:s text:c="3"/>&lt;dict&gt;</text:p>
      <text:p text:style-name="P9"><text:span text:style-name="T16"><text:s text:c="7"/></text:span><text:s text:c="16"/>&lt;key&gt;NS.keys&lt;/key&gt;</text:p>
      <text:p text:style-name="P9"><text:span text:style-name="T16"><text:s text:c="3"/></text:span><text:s text:c="20"/>&lt;array&gt;&lt;/array&gt;</text:p>
      <text:p text:style-name="P9"><text:span text:style-name="T16"><text:s text:c="3"/></text:span><text:s text:c="20"/>&lt;key&gt;NS.objects&lt;/key&gt;</text:p>
      <text:p text:style-name="P9"><text:span text:style-name="T16"><text:s text:c="11"/></text:span><text:s text:c="12"/>&lt;array&gt;&lt;/array&gt;</text:p>
      <text:p text:style-name="P9"><text:span text:style-name="T16"><text:s text:c="3"/></text:span><text:s text:c="20"/>&lt;key&gt;$class&lt;/key&gt;</text:p>
      <text:p text:style-name="P9"><text:span text:style-name="T16"><text:s text:c="15"/></text:span><text:s/><text:span text:style-name="T13"><text:s text:c="5"/></text:span><text:s text:c="2"/>&lt;dict&gt;</text:p>
      <text:p text:style-name="P9"><text:span text:style-name="T16"><text:s text:c="3"/></text:span><text:s text:c="24"/>&lt;key&gt;$classname&lt;/key&gt;</text:p>
      <text:p text:style-name="P9"><text:span text:style-name="T16"><text:s text:c="3"/></text:span><text:s text:c="24"/>&lt;string&gt;NSDictionary&lt;/string&gt;</text:p>
      <text:p text:style-name="P9"><text:span text:style-name="T16"><text:s text:c="14"/></text:span><text:s text:c="13"/>&lt;key&gt;$classes&lt;/key&gt;</text:p>
      <text:p text:style-name="P9"><text:span text:style-name="T16"><text:s text:c="14"/></text:span><text:s text:c="13"/>&lt;array&gt;</text:p>
      <text:p text:style-name="P9"><text:span text:style-name="T16"><text:s text:c="14"/></text:span><text:s text:c="17"/>&lt;string&gt;NSDictionary&lt;/string&gt;</text:p>
      <text:p text:style-name="P9"><text:span text:style-name="T16"><text:s text:c="3"/></text:span><text:s text:c="28"/>&lt;string&gt;NSObject&lt;/string&gt;</text:p>
      <text:p text:style-name="P9"><text:span text:style-name="T16"><text:s text:c="14"/></text:span><text:s text:c="13"/>&lt;/array&gt;</text:p>
      <text:p text:style-name="P9"><text:span text:style-name="T16"><text:s text:c="3"/></text:span><text:s text:c="20"/>&lt;/dict&gt;</text:p>
      <text:p text:style-name="P9"><text:span text:style-name="T16"><text:s text:c="11"/></text:span><text:s text:c="9"/>&lt;/dict&gt;</text:p>
      <text:p text:style-name="P9"><text:span text:style-name="T9"><text:s text:c="3"/></text:span><text:s text:c="13"/>&lt;/array&gt;</text:p>
      <text:p text:style-name="P9"><text:span text:style-name="T14"><text:s text:c="3"/></text:span><text:s text:c="13"/>&lt;key&gt;$class&lt;/key&gt;</text:p>
      <text:p text:style-name="P9"><text:span text:style-name="T16"><text:s text:c="7"/></text:span><text:s/><text:span text:style-name="T13"><text:s text:c="5"/></text:span><text:s text:c="3"/>&lt;dict&gt;</text:p>
      <text:p text:style-name="P9"><text:span text:style-name="T16"><text:s text:c="3"/></text:span><text:s text:c="17"/>&lt;key&gt;$classname&lt;/key&gt;</text:p>
      <text:p text:style-name="P9"><text:span text:style-name="T16"><text:s text:c="7"/></text:span><text:s text:c="13"/>&lt;string&gt;NSDictionary&lt;/string&gt;</text:p>
      <text:p text:style-name="P9"><text:span text:style-name="T16"><text:s text:c="3"/></text:span><text:s text:c="17"/>&lt;key&gt;$classes&lt;/key&gt;</text:p>
      <text:p text:style-name="P9"><text:span text:style-name="T16"><text:s text:c="3"/></text:span><text:s text:c="17"/>&lt;array&gt;</text:p>
      <text:p text:style-name="P9"><text:span text:style-name="T16"><text:s text:c="3"/></text:span><text:s text:c="21"/>&lt;string&gt;NSDictionary&lt;/string&gt;</text:p>
      <text:p text:style-name="P9"><text:span text:style-name="T16"><text:s text:c="3"/></text:span><text:s text:c="21"/>&lt;string&gt;NSObject&lt;/string&gt;</text:p>
      <text:p text:style-name="P9"><text:span text:style-name="T16"><text:s text:c="7"/></text:span><text:s text:c="13"/>&lt;/array&gt;</text:p>
      <text:p text:style-name="P10"><text:span text:style-name="T15"><text:s text:c="7"/></text:span><text:s text:c="9"/>&lt;/dict&gt;</text:p>
      <text:p text:style-name="P10"/>
      <text:p text:style-name="P10"/>
      <text:p text:style-name="P9"><text:span text:style-name="T15"><text:s text:c="3"/></text:span><text:s text:c="9"/>&lt;/dict&gt;</text:p>
      <text:p text:style-name="P9"><text:span text:style-name="T1"><text:s text:c="3"/></text:span><text:s text:c="5"/>&lt;/dict&gt;</text:p>
      <text:p text:style-name="P9"><text:s text:c="4"/>&lt;/dict&gt;</text:p>
      <text:p text:style-name="P9"><text:span text:style-name="T17">&lt;/plist&gt;</text:span></text:p>
      <text:p text:style-name="P7"><text:span text:style-name="T3"/></text:p>
      <text:p text:style-name="P7"/>
      <text:p text:style-name="P7"/>
      <text:p text:style-name="P4"/>
      <text:p text:style-name="P1"><text:s text:c="4"/>&lt;?xml version="1.0" encoding="UTF-8"?&gt;</text:p>
      <text:p text:style-name="P1"><text:s text:c="4"/>&lt;!DOCTYPE plist PUBLIC "-//Apple Computer//DTD PLIST 1.0//EN" "http://www.apple.com…"&gt;</text:p>
      <text:p text:style-name="P1"><text:s text:c="4"/>&lt;plist version="1.0"&gt;</text:p>
      <text:p text:style-name="P1"><text:span text:style-name="T2">00h</text:span><text:span text:style-name="T1"> </text:span>&lt;dict&gt;</text:p>
      <text:p text:style-name="P1"><text:span text:style-name="T2">01h</text:span> <text:s text:c="4"/>&lt;key&gt;$version&lt;/key&gt;</text:p>
      <text:p text:style-name="P1"><text:span text:style-name="T2">05h</text:span> <text:s text:c="4"/>&lt;integer&gt;100000&lt;/integer&gt;</text:p>
      <text:p text:style-name="P1"><text:span text:style-name="T2">02h</text:span> <text:s text:c="4"/>&lt;key&gt;$archiver&lt;/key&gt;</text:p>
      <text:p text:style-name="P1"><text:span text:style-name="T2">06h</text:span> <text:s text:c="4"/>&lt;string&gt;NSKeyedArchiver&lt;/string&gt;</text:p>
      <text:p text:style-name="P1"><text:span text:style-name="T2">03h</text:span> <text:s text:c="4"/>&lt;key&gt;$top&lt;/key&gt;</text:p>
      <text:p text:style-name="P1"><text:span text:style-name="T2">07h</text:span> <text:s text:c="4"/>&lt;dict&gt;</text:p>
      <text:p text:style-name="P1"><text:span text:style-name="T2">08h</text:span> <text:s text:c="8"/>&lt;key&gt;root&lt;/key&gt;</text:p>
      <text:p text:style-name="P1"><text:span text:style-name="T2">09h</text:span> <text:s text:c="8"/>&lt;dict&gt;</text:p>
      <text:p text:style-name="P1"><text:span text:style-name="T2">09h</text:span> <text:s text:c="12"/>&lt;key&gt;CF$UID&lt;/key&gt;</text:p>
      <text:p text:style-name="P1"><text:span text:style-name="T2">09h</text:span> <text:s text:c="12"/>&lt;integer&gt;1&lt;/integer&gt;</text:p>
      <text:p text:style-name="P1"><text:span text:style-name="T2">09h</text:span> <text:s text:c="8"/>&lt;/dict&gt;</text:p>
      <text:p text:style-name="P3"><text:span text:style-name="T2">07h</text:span> <text:s text:c="4"/>&lt;/dict&gt;</text:p>
      <text:p text:style-name="P1"><text:span text:style-name="T3">04h</text:span> <text:s text:c="4"/>&lt;key&gt;$objects&lt;/key&gt;</text:p>
      <text:p text:style-name="P1"><text:span text:style-name="T3">0Ah</text:span> <text:s text:c="4"/>&lt;array&gt;</text:p>
      <text:p text:style-name="P1"><text:span text:style-name="T4">0Bh</text:span> <text:span text:style-name="T11">UID#</text:span><text:span text:style-name="T12">0</text:span> <text:s text:c="2"/>&lt;string&gt;$null&lt;/string&gt;</text:p>
      <text:p text:style-name="P1"><text:span text:style-name="T4">0Ch</text:span> <text:span text:style-name="T11">UID#</text:span><text:span text:style-name="T12">1</text:span> <text:s text:c="2"/>&lt;dict&gt;</text:p>
      <text:p text:style-name="P1"><text:span text:style-name="T4">0Dh</text:span> <text:s text:c="12"/>&lt;key&gt;NS.keys&lt;/key&gt;</text:p>
      <text:p text:style-name="P1"><text:span text:style-name="T4">10h</text:span> <text:s text:c="12"/>&lt;array&gt;</text:p>
      <text:p text:style-name="P1"><text:span text:style-name="T4">11h</text:span> <text:s text:c="16"/>&lt;dict&gt;</text:p>
      <text:p text:style-name="P1"><text:span text:style-name="T4">11h</text:span> <text:s text:c="20"/>&lt;key&gt;CF$UID&lt;/key&gt;</text:p>
      <text:p text:style-name="P1"><text:span text:style-name="T4">11h</text:span> <text:s text:c="20"/>&lt;integer&gt;2&lt;/integer&gt;</text:p>
      <text:p text:style-name="P1"><text:span text:style-name="T4">11h</text:span> <text:s text:c="16"/>&lt;/dict&gt;</text:p>
      <text:p text:style-name="P1"><text:span text:style-name="T4">12h</text:span> <text:s text:c="16"/>&lt;dict&gt;</text:p>
      <text:p text:style-name="P1"><text:span text:style-name="T4">12h</text:span> <text:s text:c="20"/>&lt;key&gt;CF$UID&lt;/key&gt;</text:p>
      <text:p text:style-name="P1"><text:span text:style-name="T4">12h</text:span> <text:s text:c="20"/>&lt;integer&gt;3&lt;/integer&gt;</text:p>
      <text:p text:style-name="P1"><text:span text:style-name="T4">12h</text:span> <text:s text:c="16"/>&lt;/dict&gt;</text:p>
      <text:p text:style-name="P1"><text:span text:style-name="T4">10h</text:span> <text:s text:c="12"/>&lt;/array&gt;</text:p>
      <text:p text:style-name="P1"><text:span text:style-name="T4">0Eh</text:span> <text:s text:c="12"/>&lt;key&gt;NS.objects&lt;/key&gt;</text:p>
      <text:p text:style-name="P1"><text:span text:style-name="T5">13h</text:span> <text:s text:c="12"/>&lt;array&gt;</text:p>
      <text:p text:style-name="P2"><text:span text:style-name="T5">14h</text:span> <text:s text:c="16"/>&lt;dict&gt;</text:p>
      <text:p text:style-name="P2"><text:span text:style-name="T5">14h</text:span> <text:s text:c="20"/>&lt;key&gt;CF$UID&lt;/key&gt;</text:p>
      <text:p text:style-name="P1"><text:span text:style-name="T5">14h</text:span> <text:s text:c="20"/>&lt;integer&gt;4&lt;/integer&gt;</text:p>
      <text:p text:style-name="P2"><text:span text:style-name="T5">14h</text:span> <text:s text:c="16"/>&lt;/dict&gt;</text:p>
      <text:p text:style-name="P2"><text:span text:style-name="T5">15h</text:span> <text:s text:c="16"/>&lt;dict&gt;</text:p>
      <text:p text:style-name="P2"><text:span text:style-name="T5">15h</text:span> <text:s text:c="20"/>&lt;key&gt;CF$UID&lt;/key&gt;</text:p>
      <text:p text:style-name="P1"><text:span text:style-name="T5">15h</text:span> <text:s text:c="20"/>&lt;integer&gt;5&lt;/integer&gt;</text:p>
      <text:p text:style-name="P2"><text:span text:style-name="T5">15h</text:span> <text:s text:c="16"/>&lt;/dict&gt;</text:p>
      <text:p text:style-name="P2"><text:span text:style-name="T5">13h</text:span> <text:s text:c="12"/>&lt;/array&gt;</text:p>
      <text:p text:style-name="P1"><text:span text:style-name="T4">0Fh</text:span> <text:s text:c="12"/>&lt;key&gt;$class&lt;/key&gt;</text:p>
      <text:p text:style-name="P1"><text:span text:style-name="T5">16h</text:span> <text:s text:c="12"/>&lt;dict&gt;</text:p>
      <text:p text:style-name="P1"><text:span text:style-name="T5">16h</text:span><text:span text:style-name="T9"> <text:s text:c="3"/></text:span><text:s text:c="13"/>&lt;key&gt;CF$UID&lt;/key&gt;</text:p>
      <text:p text:style-name="P1"><text:span text:style-name="T5">16h</text:span> <text:s text:c="16"/>&lt;integer&gt;6&lt;/integer&gt;</text:p>
      <text:p text:style-name="P1"><text:span text:style-name="T5">16h</text:span> <text:s text:c="12"/>&lt;/dict&gt;</text:p>
      <text:p text:style-name="P1"><text:span text:style-name="T6">0Ch</text:span> <text:s text:c="8"/>&lt;/dict&gt;</text:p>
      <text:p text:style-name="P1"><text:span text:style-name="T6">17h</text:span> <text:span text:style-name="T11">UID#</text:span><text:span text:style-name="T12">2</text:span> <text:s text:c="2"/>&lt;string&gt;name&lt;/string&gt;</text:p>
      <text:p text:style-name="P1"><text:span text:style-name="T6">18h</text:span> <text:span text:style-name="T11">UID#</text:span><text:span text:style-name="T12">3</text:span> <text:s text:c="2"/>&lt;string&gt;assetcatalog-reference&lt;/string&gt;</text:p>
      <text:p text:style-name="P1"><text:span text:style-name="T6">19h</text:span> <text:span text:style-name="T11">UID</text:span><text:span text:style-name="T12">№4</text:span> <text:s text:c="2"/>&lt;string&gt;icon&lt;/string&gt;</text:p>
      <text:p text:style-name="P1"><text:span text:style-name="T7">1Ah</text:span> <text:span text:style-name="T11">UID</text:span><text:span text:style-name="T12">№5</text:span> <text:s text:c="2"/>&lt;dict&gt;</text:p>
      <text:p text:style-name="P1"><text:span text:style-name="T7">0Dh</text:span> <text:s text:c="12"/>&lt;key&gt;NS.keys&lt;/key&gt;</text:p>
      <text:p text:style-name="P1"><text:span text:style-name="T7">1Bh</text:span> <text:s text:c="12"/>&lt;array&gt;&lt;/array&gt;</text:p>
      <text:p text:style-name="P1"><text:span text:style-name="T7">0Eh</text:span> <text:s text:c="12"/>&lt;key&gt;NS.objects&lt;/key&gt;</text:p>
      <text:p text:style-name="P1"><text:span text:style-name="T7">1Ch</text:span> <text:s text:c="12"/>&lt;array&gt;&lt;/array&gt;</text:p>
      <text:p text:style-name="P1"><text:span text:style-name="T7">0Fh</text:span> <text:s text:c="12"/>&lt;key&gt;$class&lt;/key&gt;</text:p>
      <text:p text:style-name="P1"><text:span text:style-name="T7">16h</text:span> <text:s text:c="12"/>&lt;dict&gt;</text:p>
      <text:p text:style-name="P1"><text:span text:style-name="T7">16h</text:span> <text:s text:c="16"/>&lt;key&gt;CF$UID&lt;/key&gt;</text:p>
      <text:p text:style-name="P1"><text:span text:style-name="T7">16h</text:span> <text:s text:c="16"/>&lt;integer&gt;6&lt;/integer&gt;</text:p>
      <text:p text:style-name="P1"><text:span text:style-name="T7">16h</text:span> <text:s text:c="12"/>&lt;/dict&gt;</text:p>
      <text:p text:style-name="P1"><text:span text:style-name="T7">1Ah</text:span> <text:s text:c="8"/>&lt;/dict&gt;</text:p>
      <text:p text:style-name="P1"><text:span text:style-name="T7">1Eh</text:span> <text:span text:style-name="T11">UID</text:span><text:span text:style-name="T12">№6</text:span> <text:s text:c="2"/>&lt;dict&gt;</text:p>
      <text:p text:style-name="P1"><text:span text:style-name="T7">1Fh</text:span> <text:s text:c="12"/>&lt;key&gt;$classname&lt;/key&gt;</text:p>
      <text:p text:style-name="P1"><text:span text:style-name="T7">21h</text:span> <text:s text:c="12"/>&lt;string&gt;NSDictionary&lt;/string&gt;</text:p>
      <text:p text:style-name="P1"><text:span text:style-name="T7">20h</text:span> <text:s text:c="12"/>&lt;key&gt;$classes&lt;/key&gt;</text:p>
      <text:p text:style-name="P1"><text:span text:style-name="T7">22h</text:span> <text:s text:c="12"/>&lt;array&gt;</text:p>
      <text:p text:style-name="P1"><text:span text:style-name="T7">21h</text:span> <text:s text:c="16"/>&lt;string&gt;NSDictionary&lt;/string&gt;</text:p>
      <text:p text:style-name="P1"><text:span text:style-name="T7">23h</text:span> <text:s text:c="16"/>&lt;string&gt;NSObject&lt;/string&gt;</text:p>
      <text:p text:style-name="P1"><text:span text:style-name="T7">22h</text:span> <text:s text:c="12"/>&lt;/array&gt;</text:p>
      <text:p text:style-name="P1"><text:span text:style-name="T7">1Eh</text:span> <text:s text:c="8"/>&lt;/dict&gt;</text:p>
      <text:p text:style-name="P1"><text:span text:style-name="T8">0Ah</text:span> <text:s text:c="4"/>&lt;/array&gt;</text:p>
      <text:p text:style-name="P1"><text:span text:style-name="T8">00h</text:span><text:span text:style-name="T10"> </text:span>&lt;/dict&gt;</text:p>
      <text:p text:style-name="P1"><text:s text:c="4"/>&lt;/plist&gt;</text:p>
      <text:p text:style-name="P4"/>
      <text:p text:style-name="P1"/>
      <text:p text:style-name="P5">OFFSET 08 (00): DICTONARY &lt;D4&gt; 01 02 03 04 - 05 06 07 0A</text:p>
      <text:p text:style-name="P5">OFFSET 11 (01): STRING &lt;58&gt; $version</text:p>
      <text:p text:style-name="P5">OFFSET 1A (02): STRING &lt;59&gt; $archiver</text:p>
      <text:p text:style-name="P5">OFFSET 24 (03): STRING &lt;54&gt; $top</text:p>
      <text:p text:style-name="P5">OFFSET 29 (04): STRING &lt;58&gt; $objects</text:p>
      <text:p text:style-name="P5">OFFSET 32 (05): INT &lt;12&gt; 00 01 86 A0</text:p>
      <text:p text:style-name="P5">OFFSET 37 (06): STRING &lt;5F&gt; &lt;10&gt; 0F NSKeyedArchiver</text:p>
      <text:p text:style-name="P5">OFFSET 49 (07): DICTONARY &lt;D1&gt; 08 09</text:p>
      <text:p text:style-name="P5">OFFSET 4C (08): STRING &lt;54&gt; root</text:p>
      <text:p text:style-name="P5">OFFSET 51 (09): UID &lt;80&gt; 01</text:p>
      <text:p text:style-name="P5">OFFSET 53 (0A): ARRAY &lt;A7&gt; 0B 0C 17 18 19 1A 1E</text:p>
      <text:p text:style-name="P5">OFFSET 5B (0B): STRING &lt;55&gt; $null</text:p>
      <text:p text:style-name="P5">OFFSET 61 (0C): DICTONARY 0D 0E 0F - 10 13 16</text:p>
      <text:p text:style-name="P5">OFFSET 68 (0D): STRING &lt;57&gt; NS.keys</text:p>
      <text:p text:style-name="P5">OFFSET 70 (0E): STRING &lt;5A&gt; NS.objects</text:p>
      <text:p text:style-name="P5">OFFSET 7B (0F): &lt;56&gt; $class</text:p>
      <text:p text:style-name="P5">OFFSET 82 (10): ARRAY &lt;A2&gt; 11 12</text:p>
      <text:p text:style-name="P5">OFFSET 85 (11): UID &lt;80&gt; 02</text:p>
      <text:p text:style-name="P5">OFFSET 87 (12): UID &lt;80&gt; 03</text:p>
      <text:p text:style-name="P5">OFFSET 89 (13): ARRAY &lt;A2&gt; 14 15</text:p>
      <text:p text:style-name="P5">OFFSET 8C (14): UID &lt;80&gt; 04</text:p>
      <text:p text:style-name="P5">OFFSET 8E (15): UID &lt;80&gt; 05</text:p>
      <text:p text:style-name="P5">OFFSET 90 (16): UID &lt;80&gt; 06</text:p>
      <text:p text:style-name="P5">OFFSET 92 (17): STRING &lt;54&gt; name</text:p>
      <text:p text:style-name="P5">OFFSET 97 (18): STRING &lt;5F&gt; &lt;10&gt; 16 assetcatalog-reference</text:p>
      <text:p text:style-name="P5">OFFSET B0 (19): STRING &lt;54&gt; icon</text:p>
      <text:p text:style-name="P5">OFFSET B5 (1A): DICTONARY &lt;D3&gt; 0D 0E 0F 1B 1C 16</text:p>
      <text:p text:style-name="P5">OFFSET BC (1B): ARRAY A0</text:p>
      <text:p text:style-name="P5">OFFSET BD (1C): ARRAY A0</text:p>
      <text:p text:style-name="P5">OFFSET BE (1D): UID &lt;80&gt; 06 </text:p>
      <text:p text:style-name="P5">OFFSET C0 (1E): DICTONARY &lt;D2&gt; 1F 20 21 22</text:p>
      <text:p text:style-name="P5">OFFSET C5 (1F): STRING &lt;5A&gt; $classname</text:p>
      <text:p text:style-name="P5">OFFSET D0 (20): STRING &lt;58&gt; $classes</text:p>
      <text:p text:style-name="P5">OFFSET D9 (21): STRING &lt;5C&gt; NSDictionary</text:p>
      <text:p text:style-name="P5">OFFSET E6 (22): ARRAY &lt;A2&gt; 21 23</text:p>
      <text:p text:style-name="P5">OFFSET E9 (23): STRING &lt;58&gt; NSObject</text:p>
      <text:p text:style-name="P5"/>
      <text:p text:style-name="P5">OFFSET TABLE</text:p>
      <text:p text:style-name="P5">08 11 1A 24 29 32 37 49 4C 51 53 5B 61 68 70 7B 82 85</text:p>
      <text:p text:style-name="P5">87 89 8C 8E 90 92 97 B0 B5 BC BD BE C0 C5 D0 D9 E6 E9</text:p>
      <text:p text:style-name="P5"/>
      <text:p text:style-name="P5"/>
      <text:p text:style-name="P5">Unused</text:p>
      <text:p text:style-name="P5">00 00 00 00 00</text:p>
      <text:p text:style-name="P5">sortVersion</text:p>
      <text:p text:style-name="P5">00</text:p>
      <text:p text:style-name="P5">byte size of offset ints in offset table</text:p>
      <text:p text:style-name="P5">01</text:p>
      <text:p text:style-name="P5">byte size of object refs in arrays and dicts</text:p>
      <text:p text:style-name="P5">01</text:p>
      <text:p text:style-name="P5">number of offsets in offset table (also is number of objects)</text:p>
      <text:p text:style-name="P5">00 00 00 00 00 00 00 24</text:p>
      <text:p text:style-name="P5">element # in offset table which is top level object</text:p>
      <text:p text:style-name="P5">00 00 00 00 00 00 00 00</text:p>
      <text:p text:style-name="P5">Смещение в файле таблицы смещений OFFSET TABLE</text:p>
      <text:p text:style-name="P5">00 00 00 00 00 00 00 F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61cm" fo:margin-bottom="0.332cm" fo:margin-left="0.893cm" fo:margin-right="0.8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0:22:52.491617083</meta:creation-date>
    <meta:print-date>2025-10-20T11:42:41.844055345</meta:print-date>
    <dc:date>2025-10-23T15:38:58.415388956</dc:date>
    <meta:editing-duration>PT1H39M15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3" meta:paragraph-count="174" meta:word-count="586" meta:character-count="5586" meta:non-whitespace-character-count="3579"/>
  </office:meta>
</office:document-meta>
</file>